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0000000100D0E4644781A3FE16.png" manifest:media-type="image/png"/>
  <manifest:file-entry manifest:full-path="Pictures/10000201000000F4000001E0269F1E275A9957E6.png" manifest:media-type="image/png"/>
  <manifest:file-entry manifest:full-path="Pictures/1000020100000640000006409160245FED86EDB0.png" manifest:media-type="image/png"/>
  <manifest:file-entry manifest:full-path="Pictures/10000201000007D0000007D0931F7C785321116E.png" manifest:media-type="image/png"/>
  <manifest:file-entry manifest:full-path="Pictures/100002010000020000000200B6085C5B4E621A5C.png" manifest:media-type="image/png"/>
  <manifest:file-entry manifest:full-path="Pictures/1000000000000320000001F50CF81AA06052CAF7.jpg" manifest:media-type="image/jpeg"/>
  <manifest:file-entry manifest:full-path="Pictures/1000020100000080000000806B0B4CCC3FDF1D96.png" manifest:media-type="image/png"/>
  <manifest:file-entry manifest:full-path="Pictures/1000020100000130000000899A06655E6D60E5C8.png" manifest:media-type="image/png"/>
  <manifest:file-entry manifest:full-path="Pictures/100002010000020000000200514A713A3BFC38CC.png" manifest:media-type="image/png"/>
  <manifest:file-entry manifest:full-path="Pictures/10000201000001780000009F4B950D113FB6AB3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3" style:family="graphic" style:parent-style-name="standard">
      <style:graphic-properties draw:stroke="solid" svg:stroke-width="0.081cm" svg:stroke-color="#000000" draw:marker-start-width="0.321cm" draw:marker-end-width="0.321cm" draw:fill="none" draw:textarea-horizontal-align="justify" draw:textarea-vertical-align="middle" draw:auto-grow-height="false" fo:min-height="2.455cm" fo:min-width="2.205cm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color="#000000" draw:marker-start="Arrow" draw:marker-start-width="0.305cm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0066b3" draw:marker-end="Arrow" draw:marker-end-width="0.3cm" draw:fill="none" draw:textarea-vertical-align="middle"/>
    </style:style>
    <style:style style:name="gr7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10.366cm" fo:min-width="10.524cm" fo:padding-top="0.151cm" fo:padding-bottom="0.151cm" fo:padding-left="0.276cm" fo:padding-right="0.276cm"/>
    </style:style>
    <style:style style:name="gr8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4.297cm" fo:min-width="9.762cm" fo:padding-top="0.151cm" fo:padding-bottom="0.151cm" fo:padding-left="0.276cm" fo:padding-right="0.276cm"/>
    </style:style>
    <style:style style:name="gr9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0.595cm" fo:min-width="1.38cm" fo:padding-top="0.151cm" fo:padding-bottom="0.151cm" fo:padding-left="0.276cm" fo:padding-right="0.276cm"/>
    </style:style>
    <style:style style:name="gr10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4.989cm" fo:min-width="9.762cm" fo:padding-top="0.151cm" fo:padding-bottom="0.151cm" fo:padding-left="0.276cm" fo:padding-right="0.276cm"/>
    </style:style>
    <style:style style:name="gr11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1.857cm" fo:min-width="1.774cm" fo:padding-top="0.151cm" fo:padding-bottom="0.151cm" fo:padding-left="0.276cm" fo:padding-right="0.276cm"/>
    </style:style>
    <style:style style:name="gr12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1.857cm" fo:min-width="4.02cm" fo:padding-top="0.151cm" fo:padding-bottom="0.151cm" fo:padding-left="0.276cm" fo:padding-right="0.276cm"/>
    </style:style>
    <style:style style:name="gr13" style:family="graphic" style:parent-style-name="standard">
      <style:graphic-properties draw:stroke="solid" svg:stroke-width="0.081cm" svg:stroke-color="#000000" draw:marker-start-width="0.321cm" draw:marker-end-width="0.321cm" draw:fill="none" draw:textarea-horizontal-align="justify" draw:textarea-vertical-align="middle" draw:auto-grow-height="false" fo:min-height="1.14cm" fo:min-width="0.89cm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1.91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16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1.857cm" fo:min-width="5.639cm" fo:padding-top="0.151cm" fo:padding-bottom="0.151cm" fo:padding-left="0.276cm" fo:padding-right="0.276cm"/>
    </style:style>
    <style:style style:name="gr17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7.213cm" fo:min-width="7.775cm" fo:padding-top="0.151cm" fo:padding-bottom="0.151cm" fo:padding-left="0.276cm" fo:padding-right="0.276cm"/>
    </style:style>
    <style:style style:name="gr18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1.879cm" fo:min-width="4.219cm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81cm" svg:stroke-color="#826aa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0" style:family="graphic" style:parent-style-name="objectwithoutfill">
      <style:graphic-properties draw:stroke="dash" draw:stroke-dash="Ultra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weight="bold"/>
    </style:style>
    <style:style style:name="P4" style:family="paragraph">
      <loext:graphic-properties draw:fill="none" draw:fill-color="#ffffff"/>
      <style:text-properties fo:font-weight="bold"/>
    </style:style>
    <style:style style:name="P5" style:family="paragraph">
      <style:text-properties fo:font-style="italic"/>
    </style:style>
    <style:style style:name="P6" style:family="paragraph">
      <loext:graphic-properties draw:fill="none" draw:fill-color="#ffffff"/>
      <style:text-properties fo:font-style="italic"/>
    </style:style>
    <style:style style:name="P7" style:family="paragraph">
      <style:text-properties fo:font-size="16pt" fo:font-style="italic" style:font-style-asian="italic" style:font-style-complex="italic"/>
    </style:style>
    <style:style style:name="P8" style:family="paragraph">
      <loext:graphic-properties draw:fill="none" draw:fill-color="#ffffff"/>
      <style:text-properties fo:font-size="16pt" fo:font-style="italic" style:font-style-asian="italic" style:font-style-complex="italic"/>
    </style:style>
    <style:style style:name="P9" style:family="paragraph">
      <style:text-properties fo:font-size="16pt" fo:font-style="italic"/>
    </style:style>
    <style:style style:name="P10" style:family="paragraph">
      <loext:graphic-properties draw:fill="none" draw:fill-color="#ffffff"/>
      <style:text-properties fo:font-size="16pt" fo:font-style="italic"/>
    </style:style>
    <style:style style:name="P11" style:family="paragraph">
      <style:text-properties fo:font-weight="normal" style:font-weight-asian="normal" style:font-weight-complex="normal"/>
    </style:style>
    <style:style style:name="P12" style:family="paragraph">
      <loext:graphic-properties draw:fill="none" draw:fill-color="#ffffff"/>
      <style:text-properties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768cm" svg:height="16.129cm" svg:x="2.778cm" svg:y="3.413cm">
          <draw:image xlink:href="Pictures/1000000000000320000001F50CF81AA06052CAF7.jpg" xlink:type="simple" xlink:show="embed" xlink:actuate="onLoad">
            <text:p/>
          </draw:image>
        </draw:frame>
        <draw:frame draw:style-name="gr1" draw:text-style-name="P1" draw:layer="layout" svg:width="6.645cm" svg:height="2.994cm" svg:x="6.234cm" svg:y="4.837cm">
          <draw:image xlink:href="Pictures/1000020100000130000000899A06655E6D60E5C8.png" xlink:type="simple" xlink:show="embed" xlink:actuate="onLoad">
            <text:p/>
          </draw:image>
        </draw:frame>
        <draw:frame draw:style-name="gr1" draw:text-style-name="P1" draw:layer="layout" svg:width="8.452cm" svg:height="3.574cm" svg:x="7.365cm" svg:y="10.891cm">
          <draw:image xlink:href="Pictures/10000201000001780000009F4B950D113FB6AB33.png" xlink:type="simple" xlink:show="embed" xlink:actuate="onLoad">
            <text:p/>
          </draw:image>
        </draw:frame>
        <draw:path draw:style-name="gr2" draw:text-style-name="P2" draw:layer="layout" svg:width="4.952cm" svg:height="2.542cm" draw:transform="rotate (-1.5707963267949) translate (7.34999999999999cm 7.223cm)" svg:viewBox="0 0 4953 2543" svg:d="M0 1016c0 0 439 1418 1270 1397 822-20 1415 303 1778 0 683-570 1905-2413 1905-2413">
          <text:p/>
        </draw:path>
        <draw:g>
          <draw:g>
            <draw:frame draw:style-name="gr1" draw:text-style-name="P1" draw:layer="layout" svg:width="2.302cm" svg:height="2.302cm" svg:x="21.44cm" svg:y="8.4cm">
              <draw:image xlink:href="Pictures/1000020100000080000000806B0B4CCC3FDF1D96.png" xlink:type="simple" xlink:show="embed" xlink:actuate="onLoad">
                <text:p/>
              </draw:image>
            </draw:frame>
            <draw:frame draw:style-name="gr1" draw:text-style-name="P1" draw:layer="layout" svg:width="2.684cm" svg:height="2.684cm" svg:x="20.44cm" svg:y="8.4cm">
              <draw:image xlink:href="Pictures/100002010000020000000200B6085C5B4E621A5C.png" xlink:type="simple" xlink:show="embed" xlink:actuate="onLoad">
                <text:p/>
              </draw:image>
            </draw:frame>
          </draw:g>
          <draw:custom-shape draw:style-name="gr3" draw:text-style-name="P2" draw:layer="layout" svg:width="3.937cm" svg:height="3.937cm" svg:x="20.123cm" svg:y="7.7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3.571cm" svg:height="0.954cm" svg:x="20.306cm" svg:y="11.854cm">
            <draw:text-box>
              <text:p text:style-name="P3">OS Kernel</text:p>
            </draw:text-box>
          </draw:frame>
        </draw:g>
        <draw:path draw:style-name="gr5" draw:text-style-name="P2" draw:layer="layout" svg:width="4.52cm" svg:height="1.789cm" draw:transform="rotate (0.957662160569288) translate (15.9849162247938cm 12.430570865429cm)" svg:viewBox="0 0 4521 1790" svg:d="M1 1c-42-29 1158 1074 1896 1150 443 45 916-401 1331-315 570 86 1293 954 1293 954">
          <text:p/>
        </draw:path>
        <draw:frame draw:style-name="gr1" draw:text-style-name="P1" draw:layer="layout" svg:width="3.048cm" svg:height="3.048cm" svg:x="1.762cm" svg:y="7.985cm">
          <draw:image xlink:href="Pictures/100002010000020000000200514A713A3BFC38CC.png" xlink:type="simple" xlink:show="embed" xlink:actuate="onLoad">
            <text:p/>
          </draw:image>
        </draw:frame>
        <draw:frame draw:style-name="gr4" draw:text-style-name="P6" draw:layer="layout" svg:width="1.353cm" svg:height="0.954cm" svg:x="18.146cm" svg:y="10.833cm">
          <draw:text-box>
            <text:p text:style-name="P5">I/O</text:p>
          </draw:text-box>
        </draw:frame>
        <draw:path draw:style-name="gr6" draw:text-style-name="P2" draw:layer="layout" svg:width="3.768cm" svg:height="1.845cm" draw:transform="rotate (1.12329390658355) translate (9.14803328367801cm 11.129000231599cm)" svg:viewBox="0 0 3769 1846" svg:d="M0 1246c0 0 1377 599 1978 600 606 0 1791-1846 1791-1846">
          <text:p/>
        </draw:path>
        <draw:frame draw:style-name="gr4" draw:text-style-name="P4" draw:layer="layout" svg:width="5.197cm" svg:height="0.954cm" svg:x="6.379cm" svg:y="9.414cm">
          <draw:text-box>
            <text:p text:style-name="P3">Shell (program)</text:p>
          </draw:text-box>
        </draw:frame>
        <draw:frame draw:style-name="gr4" draw:text-style-name="P4" draw:layer="layout" svg:width="3.097cm" svg:height="0.954cm" svg:x="6.517cm" svg:y="3.783cm">
          <draw:text-box>
            <text:p text:style-name="P3">Terminal</text:p>
          </draw:text-box>
        </draw:frame>
        <draw:frame draw:style-name="gr4" draw:text-style-name="P8" draw:layer="layout" svg:width="1.725cm" svg:height="0.878cm" svg:x="2.397cm" svg:y="6.715cm">
          <draw:text-box>
            <text:p text:style-name="P7"><text:span text:style-name="T1">input</text:span></text:p>
          </draw:text-box>
        </draw:frame>
        <draw:frame draw:style-name="gr4" draw:text-style-name="P10" draw:layer="layout" svg:width="2.068cm" svg:height="0.878cm" svg:x="11.679cm" svg:y="8.701cm">
          <draw:text-box>
            <text:p text:style-name="P9">output</text:p>
          </draw:text-box>
        </draw:frame>
        <draw:custom-shape draw:style-name="gr7" draw:text-style-name="P2" draw:layer="layout" svg:width="11.076cm" svg:height="10.668cm" svg:x="6.053cm" svg:y="4.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0.314cm" svg:height="4.599cm" svg:x="6.434cm" svg:y="10.37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932cm" svg:height="0.897cm" svg:x="1.381cm" svg:y="1.381cm">
          <text:p/>
          <draw:enhanced-geometry svg:viewBox="0 0 21600 21600" draw:type="rectangle" draw:enhanced-path="M 0 0 L 21600 0 21600 21600 0 21600 0 0 Z N"/>
        </draw:custom-shape>
        <draw:frame draw:style-name="gr4" draw:text-style-name="P12" draw:layer="layout" svg:width="6.348cm" svg:height="0.954cm" svg:x="3.337cm" svg:y="1.316cm">
          <draw:text-box>
            <text:p text:style-name="P11"><text:span text:style-name="T2">Process / application</text:span></text:p>
          </draw:text-box>
        </draw:frame>
      </draw:page>
      <draw:page draw:name="page2" draw:style-name="dp1" draw:master-page-name="Default">
        <draw:frame draw:style-name="gr1" draw:text-style-name="P1" draw:layer="layout" svg:width="25.768cm" svg:height="16.129cm" svg:x="2.765cm" svg:y="3.413cm">
          <draw:image xlink:href="Pictures/1000000000000320000001F50CF81AA06052CAF7.jpg" xlink:type="simple" xlink:show="embed" xlink:actuate="onLoad">
            <text:p/>
          </draw:image>
        </draw:frame>
        <draw:frame draw:style-name="gr1" draw:text-style-name="P1" draw:layer="layout" svg:width="6.645cm" svg:height="2.994cm" svg:x="6.221cm" svg:y="4.837cm">
          <draw:image xlink:href="Pictures/1000020100000130000000899A06655E6D60E5C8.png" xlink:type="simple" xlink:show="embed" xlink:actuate="onLoad">
            <text:p/>
          </draw:image>
        </draw:frame>
        <draw:frame draw:style-name="gr1" draw:text-style-name="P1" draw:layer="layout" svg:width="4.138cm" svg:height="1.75cm" svg:x="6.652cm" svg:y="9.891cm">
          <draw:image xlink:href="Pictures/10000201000001780000009F4B950D113FB6AB33.png" xlink:type="simple" xlink:show="embed" xlink:actuate="onLoad">
            <text:p/>
          </draw:image>
        </draw:frame>
        <draw:path draw:style-name="gr2" draw:text-style-name="P2" draw:layer="layout" svg:width="6.095cm" svg:height="7.372cm" draw:transform="rotate (-1.5707963267949) translate (12.176cm 7.22299999999999cm)" svg:viewBox="0 0 6096 7373" svg:d="M0 5855c0 0 439 1418 1270 1397 822-20 1923 290 2286-13 683-570 2540-7239 2540-7239">
          <text:p/>
        </draw:path>
        <draw:g>
          <draw:g>
            <draw:frame draw:style-name="gr1" draw:text-style-name="P1" draw:layer="layout" svg:width="2.302cm" svg:height="2.302cm" svg:x="21.427cm" svg:y="8.4cm">
              <draw:image xlink:href="Pictures/1000020100000080000000806B0B4CCC3FDF1D96.png" xlink:type="simple" xlink:show="embed" xlink:actuate="onLoad">
                <text:p/>
              </draw:image>
            </draw:frame>
            <draw:frame draw:style-name="gr1" draw:text-style-name="P1" draw:layer="layout" svg:width="2.684cm" svg:height="2.684cm" svg:x="20.427cm" svg:y="8.4cm">
              <draw:image xlink:href="Pictures/100002010000020000000200B6085C5B4E621A5C.png" xlink:type="simple" xlink:show="embed" xlink:actuate="onLoad">
                <text:p/>
              </draw:image>
            </draw:frame>
          </draw:g>
          <draw:custom-shape draw:style-name="gr3" draw:text-style-name="P2" draw:layer="layout" svg:width="3.937cm" svg:height="3.937cm" svg:x="20.11cm" svg:y="7.7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3.571cm" svg:height="0.954cm" svg:x="20.293cm" svg:y="11.854cm">
            <draw:text-box>
              <text:p text:style-name="P3">OS Kernel</text:p>
            </draw:text-box>
          </draw:frame>
        </draw:g>
        <draw:path draw:style-name="gr5" draw:text-style-name="P2" draw:layer="layout" svg:width="6.273cm" svg:height="3.178cm" draw:transform="rotate (0.957662160569288) translate (13.8265368533528cm 13.065224985612cm)" svg:viewBox="0 0 6274 3179" svg:d="M0 0c-42-29 2913 2464 3651 2540 443 46 916-401 1331-315 569 86 1292 954 1292 954">
          <text:p/>
        </draw:path>
        <draw:frame draw:style-name="gr1" draw:text-style-name="P1" draw:layer="layout" svg:width="3.048cm" svg:height="3.048cm" svg:x="1.749cm" svg:y="7.985cm">
          <draw:image xlink:href="Pictures/100002010000020000000200514A713A3BFC38CC.png" xlink:type="simple" xlink:show="embed" xlink:actuate="onLoad">
            <text:p/>
          </draw:image>
        </draw:frame>
        <draw:frame draw:style-name="gr4" draw:text-style-name="P6" draw:layer="layout" svg:width="1.353cm" svg:height="0.954cm" svg:x="18.133cm" svg:y="10.833cm">
          <draw:text-box>
            <text:p text:style-name="P5">I/O</text:p>
          </draw:text-box>
        </draw:frame>
        <draw:path draw:style-name="gr6" draw:text-style-name="P2" draw:layer="layout" svg:width="3.355cm" svg:height="4.16cm" draw:transform="rotate (1.12329390658355) translate (9.31381864283737cm 10.7565139719161cm)" svg:viewBox="0 0 3356 4161" svg:d="M0 4161c0 0 2526-1243 2643-1832 123-623 713-2329 713-2329">
          <text:p/>
        </draw:path>
        <draw:frame draw:style-name="gr4" draw:text-style-name="P4" draw:layer="layout" svg:width="5.197cm" svg:height="0.954cm" svg:x="6.366cm" svg:y="8.714cm">
          <draw:text-box>
            <text:p text:style-name="P3">Shell (program)</text:p>
          </draw:text-box>
        </draw:frame>
        <draw:frame draw:style-name="gr4" draw:text-style-name="P4" draw:layer="layout" svg:width="3.097cm" svg:height="0.954cm" svg:x="6.504cm" svg:y="3.783cm">
          <draw:text-box>
            <text:p text:style-name="P3">Terminal</text:p>
          </draw:text-box>
        </draw:frame>
        <draw:frame draw:style-name="gr4" draw:text-style-name="P8" draw:layer="layout" svg:width="1.725cm" svg:height="0.878cm" svg:x="2.384cm" svg:y="6.915cm">
          <draw:text-box>
            <text:p text:style-name="P7"><text:span text:style-name="T1">input</text:span></text:p>
          </draw:text-box>
        </draw:frame>
        <draw:frame draw:style-name="gr4" draw:text-style-name="P10" draw:layer="layout" svg:width="2.068cm" svg:height="0.878cm" svg:x="11.914cm" svg:y="8.177cm">
          <draw:text-box>
            <text:p text:style-name="P9">output</text:p>
          </draw:text-box>
        </draw:frame>
        <draw:custom-shape draw:style-name="gr7" draw:text-style-name="P2" draw:layer="layout" svg:width="11.076cm" svg:height="10.668cm" svg:x="6.04cm" svg:y="4.7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0.314cm" svg:height="5.291cm" svg:x="6.421cm" svg:y="9.67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932cm" svg:height="0.897cm" svg:x="1.368cm" svg:y="1.381cm">
          <text:p/>
          <draw:enhanced-geometry svg:viewBox="0 0 21600 21600" draw:type="rectangle" draw:enhanced-path="M 0 0 L 21600 0 21600 21600 0 21600 0 0 Z N"/>
        </draw:custom-shape>
        <draw:frame draw:style-name="gr4" draw:text-style-name="P12" draw:layer="layout" svg:width="6.348cm" svg:height="0.954cm" svg:x="3.324cm" svg:y="1.316cm">
          <draw:text-box>
            <text:p text:style-name="P11"><text:span text:style-name="T2">Process / application</text:span></text:p>
          </draw:text-box>
        </draw:frame>
        <draw:frame draw:style-name="gr1" draw:text-style-name="P1" draw:layer="layout" svg:width="1.651cm" svg:height="1.651cm" svg:x="12.16cm" svg:y="12.403cm">
          <draw:image xlink:href="Pictures/10000201000007D0000007D0931F7C785321116E.png" xlink:type="simple" xlink:show="embed" xlink:actuate="onLoad">
            <text:p/>
          </draw:image>
        </draw:frame>
        <draw:custom-shape draw:style-name="gr11" draw:text-style-name="P2" draw:layer="layout" svg:width="2.326cm" svg:height="2.159cm" svg:x="11.866cm" svg:y="12.149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828cm" svg:height="0.954cm" svg:x="11.513cm" svg:y="11.133cm">
          <draw:text-box>
            <text:p text:style-name="P3">Vim (program)</text:p>
          </draw:text-box>
        </draw:frame>
      </draw:page>
      <draw:page draw:name="page3" draw:style-name="dp1" draw:master-page-name="Default">
        <draw:frame draw:style-name="gr1" draw:text-style-name="P1" draw:layer="layout" svg:width="25.768cm" svg:height="16.129cm" svg:x="2.765cm" svg:y="3.413cm">
          <draw:image xlink:href="Pictures/1000000000000320000001F50CF81AA06052CAF7.jpg" xlink:type="simple" xlink:show="embed" xlink:actuate="onLoad">
            <text:p/>
          </draw:image>
        </draw:frame>
        <draw:frame draw:style-name="gr1" draw:text-style-name="P1" draw:layer="layout" svg:width="6.645cm" svg:height="2.994cm" svg:x="6.221cm" svg:y="4.837cm">
          <draw:image xlink:href="Pictures/1000020100000130000000899A06655E6D60E5C8.png" xlink:type="simple" xlink:show="embed" xlink:actuate="onLoad">
            <text:p/>
          </draw:image>
        </draw:frame>
        <draw:frame draw:style-name="gr1" draw:text-style-name="P1" draw:layer="layout" svg:width="4.138cm" svg:height="1.75cm" svg:x="6.652cm" svg:y="9.891cm">
          <draw:image xlink:href="Pictures/10000201000001780000009F4B950D113FB6AB33.png" xlink:type="simple" xlink:show="embed" xlink:actuate="onLoad">
            <text:p/>
          </draw:image>
        </draw:frame>
        <draw:path draw:style-name="gr2" draw:text-style-name="P2" draw:layer="layout" svg:width="6.095cm" svg:height="6.864cm" draw:transform="rotate (-1.5707963267949) translate (11.668cm 7.22299999999999cm)" svg:viewBox="0 0 6096 6865" svg:d="M0 5347c0 0 439 1418 1270 1397 822-20 1923 290 2286-13 683-570 2540-6731 2540-6731">
          <text:p/>
        </draw:path>
        <draw:g>
          <draw:g>
            <draw:frame draw:style-name="gr1" draw:text-style-name="P1" draw:layer="layout" svg:width="2.302cm" svg:height="2.302cm" svg:x="21.427cm" svg:y="8.4cm">
              <draw:image xlink:href="Pictures/1000020100000080000000806B0B4CCC3FDF1D96.png" xlink:type="simple" xlink:show="embed" xlink:actuate="onLoad">
                <text:p/>
              </draw:image>
            </draw:frame>
            <draw:frame draw:style-name="gr1" draw:text-style-name="P1" draw:layer="layout" svg:width="2.684cm" svg:height="2.684cm" svg:x="20.427cm" svg:y="8.4cm">
              <draw:image xlink:href="Pictures/100002010000020000000200B6085C5B4E621A5C.png" xlink:type="simple" xlink:show="embed" xlink:actuate="onLoad">
                <text:p/>
              </draw:image>
            </draw:frame>
          </draw:g>
          <draw:custom-shape draw:style-name="gr3" draw:text-style-name="P2" draw:layer="layout" svg:width="3.937cm" svg:height="3.937cm" svg:x="20.11cm" svg:y="7.7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3.571cm" svg:height="0.954cm" svg:x="20.293cm" svg:y="11.854cm">
            <draw:text-box>
              <text:p text:style-name="P3">OS Kernel</text:p>
            </draw:text-box>
          </draw:frame>
        </draw:g>
        <draw:path draw:style-name="gr5" draw:text-style-name="P2" draw:layer="layout" svg:width="5.031cm" svg:height="1.413cm" draw:transform="rotate (0.957662160569288) translate (15.9848703932179cm 13.0651481633764cm)" svg:viewBox="0 0 5032 1414" svg:d="M1 1c-43-29 1670 698 2408 774 443 46 916-401 1331-315 569 86 1292 954 1292 954">
          <text:p/>
        </draw:path>
        <draw:frame draw:style-name="gr1" draw:text-style-name="P1" draw:layer="layout" svg:width="3.048cm" svg:height="3.048cm" svg:x="1.749cm" svg:y="7.985cm">
          <draw:image xlink:href="Pictures/100002010000020000000200514A713A3BFC38CC.png" xlink:type="simple" xlink:show="embed" xlink:actuate="onLoad">
            <text:p/>
          </draw:image>
        </draw:frame>
        <draw:frame draw:style-name="gr4" draw:text-style-name="P6" draw:layer="layout" svg:width="1.353cm" svg:height="0.954cm" svg:x="18.133cm" svg:y="10.833cm">
          <draw:text-box>
            <text:p text:style-name="P5">I/O</text:p>
          </draw:text-box>
        </draw:frame>
        <draw:path draw:style-name="gr6" draw:text-style-name="P2" draw:layer="layout" svg:width="3.469cm" svg:height="4.215cm" draw:transform="rotate (1.12329390658355) translate (9.26426447861736cm 10.859756459829cm)" svg:viewBox="0 0 3470 4216" svg:d="M0 4216c-5-17 648-231 1488-715 747-499 1493-998 1338-1909-41-967 644-1592 644-1592">
          <text:p/>
        </draw:path>
        <draw:frame draw:style-name="gr4" draw:text-style-name="P4" draw:layer="layout" svg:width="5.197cm" svg:height="0.954cm" svg:x="6.366cm" svg:y="8.714cm">
          <draw:text-box>
            <text:p text:style-name="P3">Shell (program)</text:p>
          </draw:text-box>
        </draw:frame>
        <draw:frame draw:style-name="gr4" draw:text-style-name="P4" draw:layer="layout" svg:width="3.097cm" svg:height="0.954cm" svg:x="6.504cm" svg:y="3.783cm">
          <draw:text-box>
            <text:p text:style-name="P3">Terminal</text:p>
          </draw:text-box>
        </draw:frame>
        <draw:frame draw:style-name="gr4" draw:text-style-name="P8" draw:layer="layout" svg:width="1.725cm" svg:height="0.878cm" svg:x="2.384cm" svg:y="6.915cm">
          <draw:text-box>
            <text:p text:style-name="P7"><text:span text:style-name="T1">input</text:span></text:p>
          </draw:text-box>
        </draw:frame>
        <draw:frame draw:style-name="gr4" draw:text-style-name="P10" draw:layer="layout" svg:width="2.068cm" svg:height="0.878cm" svg:x="12.532cm" svg:y="8.123cm">
          <draw:text-box>
            <text:p text:style-name="P9">output</text:p>
          </draw:text-box>
        </draw:frame>
        <draw:custom-shape draw:style-name="gr7" draw:text-style-name="P2" draw:layer="layout" svg:width="11.076cm" svg:height="10.668cm" svg:x="6.04cm" svg:y="4.7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0.314cm" svg:height="5.291cm" svg:x="6.421cm" svg:y="9.67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932cm" svg:height="0.897cm" svg:x="1.368cm" svg:y="1.381cm">
          <text:p/>
          <draw:enhanced-geometry svg:viewBox="0 0 21600 21600" draw:type="rectangle" draw:enhanced-path="M 0 0 L 21600 0 21600 21600 0 21600 0 0 Z N"/>
        </draw:custom-shape>
        <draw:frame draw:style-name="gr4" draw:text-style-name="P12" draw:layer="layout" svg:width="6.348cm" svg:height="0.954cm" svg:x="3.324cm" svg:y="1.316cm">
          <draw:text-box>
            <text:p text:style-name="P11"><text:span text:style-name="T2">Process / application</text:span></text:p>
          </draw:text-box>
        </draw:frame>
        <draw:custom-shape draw:style-name="gr12" draw:text-style-name="P2" draw:layer="layout" svg:width="4.572cm" svg:height="2.159cm" svg:x="11.541cm" svg:y="12.149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5.197cm" svg:height="0.954cm" svg:x="11.313cm" svg:y="11.133cm">
          <draw:text-box>
            <text:p text:style-name="P3">Shell (program)</text:p>
          </draw:text-box>
        </draw:frame>
        <draw:frame draw:style-name="gr1" draw:text-style-name="P1" draw:layer="layout" svg:width="4.138cm" svg:height="1.75cm" svg:x="11.752cm" svg:y="12.391cm">
          <draw:image xlink:href="Pictures/10000201000001780000009F4B950D113FB6AB33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" draw:text-style-name="P1" draw:layer="layout" svg:width="17.539cm" svg:height="16.129cm" svg:x="2.165cm" svg:y="3.413cm">
          <draw:image xlink:href="Pictures/1000000000000320000001F50CF81AA06052CAF7.jpg" xlink:type="simple" xlink:show="embed" xlink:actuate="onLoad">
            <text:p/>
          </draw:image>
        </draw:frame>
        <draw:frame draw:style-name="gr1" draw:text-style-name="P1" draw:layer="layout" svg:width="6.645cm" svg:height="2.994cm" svg:x="5.621cm" svg:y="4.837cm">
          <draw:image xlink:href="Pictures/1000020100000130000000899A06655E6D60E5C8.png" xlink:type="simple" xlink:show="embed" xlink:actuate="onLoad">
            <text:p/>
          </draw:image>
        </draw:frame>
        <draw:frame draw:style-name="gr1" draw:text-style-name="P1" draw:layer="layout" svg:width="4.138cm" svg:height="1.75cm" svg:x="6.052cm" svg:y="9.891cm">
          <draw:image xlink:href="Pictures/10000201000001780000009F4B950D113FB6AB33.png" xlink:type="simple" xlink:show="embed" xlink:actuate="onLoad">
            <text:p/>
          </draw:image>
        </draw:frame>
        <draw:g>
          <draw:frame draw:style-name="gr1" draw:text-style-name="P1" draw:layer="layout" svg:width="1.462cm" svg:height="1.493cm" svg:x="30.41cm" svg:y="16.098cm">
            <draw:image xlink:href="Pictures/100002010000020000000200B6085C5B4E621A5C.png" xlink:type="simple" xlink:show="embed" xlink:actuate="onLoad">
              <text:p/>
            </draw:image>
          </draw:frame>
          <draw:custom-shape draw:style-name="gr13" draw:text-style-name="P2" draw:layer="layout" svg:width="2.078cm" svg:height="2.078cm" svg:x="30.102cm" svg:y="15.80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14" draw:text-style-name="P4" draw:layer="layout" svg:width="3.571cm" svg:height="0.954cm" svg:x="29.356cm" svg:y="18.026cm">
            <draw:text-box>
              <text:p text:style-name="P3">OS Kernel</text:p>
            </draw:text-box>
          </draw:frame>
        </draw:g>
        <draw:path draw:style-name="gr5" draw:text-style-name="P2" draw:layer="layout" svg:width="0.789cm" svg:height="0.864cm" draw:transform="rotate (0.957662160569288) translate (30.1362891746922cm 15.2352685014488cm)" svg:viewBox="0 0 790 865" svg:d="M2 865c-43-28 788-865 788-865">
          <text:p/>
        </draw:path>
        <draw:frame draw:style-name="gr1" draw:text-style-name="P1" draw:layer="layout" svg:width="3.048cm" svg:height="3.048cm" svg:x="1.149cm" svg:y="7.985cm">
          <draw:image xlink:href="Pictures/100002010000020000000200514A713A3BFC38CC.png" xlink:type="simple" xlink:show="embed" xlink:actuate="onLoad">
            <text:p/>
          </draw:image>
        </draw:frame>
        <draw:frame draw:style-name="gr15" draw:text-style-name="P6" draw:layer="layout" svg:width="1.353cm" svg:height="0.954cm" svg:x="29.111cm" svg:y="15.224cm">
          <draw:text-box>
            <text:p text:style-name="P5">I/O</text:p>
          </draw:text-box>
        </draw:frame>
        <draw:frame draw:style-name="gr4" draw:text-style-name="P4" draw:layer="layout" svg:width="5.197cm" svg:height="0.954cm" svg:x="5.766cm" svg:y="8.714cm">
          <draw:text-box>
            <text:p text:style-name="P3">Shell (program)</text:p>
          </draw:text-box>
        </draw:frame>
        <draw:frame draw:style-name="gr4" draw:text-style-name="P4" draw:layer="layout" svg:width="3.097cm" svg:height="0.954cm" svg:x="5.904cm" svg:y="3.783cm">
          <draw:text-box>
            <text:p text:style-name="P3">Terminal</text:p>
          </draw:text-box>
        </draw:frame>
        <draw:frame draw:style-name="gr4" draw:text-style-name="P8" draw:layer="layout" svg:width="1.725cm" svg:height="0.878cm" svg:x="1.784cm" svg:y="6.915cm">
          <draw:text-box>
            <text:p text:style-name="P7"><text:span text:style-name="T1">input</text:span></text:p>
          </draw:text-box>
        </draw:frame>
        <draw:frame draw:style-name="gr4" draw:text-style-name="P10" draw:layer="layout" svg:width="2.068cm" svg:height="0.878cm" svg:x="11.932cm" svg:y="8.123cm">
          <draw:text-box>
            <text:p text:style-name="P9">output</text:p>
          </draw:text-box>
        </draw:frame>
        <draw:custom-shape draw:style-name="gr7" draw:text-style-name="P2" draw:layer="layout" svg:width="11.076cm" svg:height="10.668cm" svg:x="5.44cm" svg:y="4.7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0.314cm" svg:height="5.291cm" svg:x="5.821cm" svg:y="9.67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932cm" svg:height="0.897cm" svg:x="1.368cm" svg:y="1.381cm">
          <text:p/>
          <draw:enhanced-geometry svg:viewBox="0 0 21600 21600" draw:type="rectangle" draw:enhanced-path="M 0 0 L 21600 0 21600 21600 0 21600 0 0 Z N"/>
        </draw:custom-shape>
        <draw:frame draw:style-name="gr4" draw:text-style-name="P12" draw:layer="layout" svg:width="6.348cm" svg:height="0.954cm" svg:x="3.324cm" svg:y="1.316cm">
          <draw:text-box>
            <text:p text:style-name="P11"><text:span text:style-name="T2">Process / application</text:span></text:p>
          </draw:text-box>
        </draw:frame>
        <draw:custom-shape draw:style-name="gr16" draw:text-style-name="P2" draw:layer="layout" svg:width="6.191cm" svg:height="2.159cm" svg:x="9.541cm" svg:y="12.649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818cm" svg:height="0.954cm" svg:x="9.313cm" svg:y="11.633cm">
          <draw:text-box>
            <text:p text:style-name="P3">SSH client (program)</text:p>
          </draw:text-box>
        </draw:frame>
        <draw:frame draw:style-name="gr1" draw:text-style-name="P1" draw:layer="layout" svg:width="2.413cm" svg:height="2.413cm" svg:x="9.568cm" svg:y="12.522cm">
          <draw:image xlink:href="Pictures/1000020100000640000006409160245FED86EDB0.png" xlink:type="simple" xlink:show="embed" xlink:actuate="onLoad">
            <text:p/>
          </draw:image>
        </draw:frame>
        <draw:frame draw:style-name="gr1" draw:text-style-name="P1" draw:layer="layout" svg:width="10.098cm" svg:height="16.136cm" svg:x="26.208cm" svg:y="3.413cm">
          <draw:image xlink:href="Pictures/10000201000000F4000001E0269F1E275A9957E6.png" xlink:type="simple" xlink:show="embed" xlink:actuate="onLoad">
            <text:p/>
          </draw:image>
        </draw:frame>
        <draw:frame draw:style-name="gr1" draw:text-style-name="P1" draw:layer="layout" svg:width="4.138cm" svg:height="1.75cm" svg:x="29.521cm" svg:y="12.821cm">
          <draw:image xlink:href="Pictures/10000201000001780000009F4B950D113FB6AB33.png" xlink:type="simple" xlink:show="embed" xlink:actuate="onLoad">
            <text:p/>
          </draw:image>
        </draw:frame>
        <draw:frame draw:style-name="gr4" draw:text-style-name="P4" draw:layer="layout" svg:width="7.055cm" svg:height="0.954cm" svg:x="27.035cm" svg:y="6.744cm">
          <draw:text-box>
            <text:p text:style-name="P3">SSH server (program)</text:p>
          </draw:text-box>
        </draw:frame>
        <draw:custom-shape draw:style-name="gr17" draw:text-style-name="P2" draw:layer="layout" svg:width="8.327cm" svg:height="7.515cm" svg:x="27.09cm" svg:y="7.70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771cm" svg:height="2.181cm" svg:x="29.29cm" svg:y="12.60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413cm" svg:height="2.413cm" svg:x="27.035cm" svg:y="7.604cm">
          <draw:image xlink:href="Pictures/1000020100000640000006409160245FED86EDB0.png" xlink:type="simple" xlink:show="embed" xlink:actuate="onLoad">
            <text:p/>
          </draw:image>
        </draw:frame>
        <draw:frame draw:style-name="gr4" draw:text-style-name="P4" draw:layer="layout" svg:width="5.197cm" svg:height="0.954cm" svg:x="29.213cm" svg:y="11.498cm">
          <draw:text-box>
            <text:p text:style-name="P3">Shell (program)</text:p>
          </draw:text-box>
        </draw:frame>
        <draw:frame draw:style-name="gr1" draw:text-style-name="P1" draw:layer="layout" svg:width="6.32cm" svg:height="6.32cm" svg:x="18.81cm" svg:y="9.896cm">
          <draw:image xlink:href="Pictures/100002010000010000000100D0E4644781A3FE16.png" xlink:type="simple" xlink:show="embed" xlink:actuate="onLoad">
            <text:p/>
          </draw:image>
        </draw:frame>
        <draw:frame draw:style-name="gr4" draw:text-style-name="P4" draw:layer="layout" svg:width="5.078cm" svg:height="0.954cm" svg:x="8.128cm" svg:y="2.397cm">
          <draw:text-box>
            <text:p text:style-name="P3">Your Computer</text:p>
          </draw:text-box>
        </draw:frame>
        <draw:frame draw:style-name="gr4" draw:text-style-name="P4" draw:layer="layout" svg:width="6.001cm" svg:height="0.954cm" svg:x="28.214cm" svg:y="2.397cm">
          <draw:text-box>
            <text:p text:style-name="P3">Remote Computer</text:p>
          </draw:text-box>
        </draw:frame>
        <draw:g>
          <draw:polyline draw:style-name="gr19" draw:text-style-name="P2" draw:layer="layout" svg:width="13.588cm" svg:height="0.507cm" svg:x="14.716cm" svg:y="12.911cm" svg:viewBox="0 0 13589 508" draw:points="0,0 547,508 13090,508 13589,127">
            <text:p/>
          </draw:polyline>
          <draw:polyline draw:style-name="gr19" draw:text-style-name="P2" draw:layer="layout" svg:width="13.588cm" svg:height="0.495cm" svg:x="14.716cm" svg:y="14.12cm" svg:viewBox="0 0 13589 496" draw:points="0,496 547,0 13090,0 13589,369">
            <text:p/>
          </draw:polyline>
        </draw:g>
        <draw:path draw:style-name="gr2" draw:text-style-name="P2" draw:layer="layout" svg:width="7.09cm" svg:height="25.398cm" draw:transform="rotate (-1.5707963267949) translate (29.6022654081216cm 7.22299999999997cm)" svg:viewBox="0 0 7091 25399" svg:d="M0 23881c0 0 439 1418 1270 1397 822-20 1923 290 2286-13 139 241 2542-1068 3302-3648 591-2007-127-5207-127-6604 0-4403 0-10287 0-13208 0-762-150-2005-127-1778">
          <text:p/>
        </draw:path>
        <draw:path draw:style-name="gr6" draw:text-style-name="P2" draw:layer="layout" svg:width="7.029cm" svg:height="19.927cm" draw:transform="rotate (1.12329390658355) translate (8.4586116633893cm 11.2882191051918cm)" svg:viewBox="0 0 7030 19928" svg:d="M7023 19911c92 186-700-1260-1049-1891-914-2322-3682-7671-5496-11450-196-448-545-1825-467-2734 115-1327 133-1190 990-1461 746-499 1479-146 2285-815 407-618 660-1560 660-1560">
          <text:p/>
        </draw:path>
        <draw:frame draw:style-name="gr4" draw:text-style-name="P4" draw:layer="layout" svg:width="5.866cm" svg:height="0.954cm" svg:x="19.042cm" svg:y="9.709cm">
          <draw:text-box>
            <text:p text:style-name="P3">Network / Internet</text:p>
          </draw:text-box>
        </draw:frame>
        <draw:frame draw:style-name="gr4" draw:text-style-name="P4" draw:layer="layout" svg:width="5.193cm" svg:height="0.954cm" svg:x="18.588cm" svg:y="15.705cm">
          <draw:text-box>
            <text:p text:style-name="P3">Secure channel</text:p>
          </draw:text-box>
        </draw:frame>
        <draw:line draw:style-name="gr20" draw:text-style-name="P2" draw:layer="layout" svg:x1="18.145cm" svg:y1="14.208cm" svg:x2="19.034cm" svg:y2="15.73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4T13:42:42.534338245</meta:creation-date>
    <dc:date>2018-09-04T16:59:36.521041861</dc:date>
    <meta:editing-duration>PT20M37S</meta:editing-duration>
    <meta:editing-cycles>6</meta:editing-cycles>
    <meta:generator>LibreOffice/5.4.1.2$MacOSX_X86_64 LibreOffice_project/ea7cb86e6eeb2bf3a5af73a8f7777ac570321527</meta:generator>
    <meta:document-statistic meta:object-count="111"/>
  </office:meta>
</office:document-meta>
</file>